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ndale Mono" svg:font-family="'Andale Mono'" style:font-family-generic="roman" style:font-pitch="variable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ucida Sans Typewriter" svg:font-family="'Lucida Sans Typewriter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Header_20__26__20_Footer_20_A">
      <style:paragraph-properties fo:text-align="center" style:justify-single-word="false">
        <style:tab-stops>
          <style:tab-stop style:position="16.475cm" style:type="right"/>
        </style:tab-stops>
      </style:paragraph-properties>
    </style:style>
    <style:style style:name="P2" style:family="paragraph" style:parent-style-name="Free_20_Form_20_A">
      <style:text-properties fo:color="#00000a" style:font-name="Arial1" fo:font-size="10pt" style:font-name-asian="Times New Roman1" style:font-size-asian="10pt" style:font-name-complex="Arial3"/>
    </style:style>
    <style:style style:name="P3" style:family="paragraph" style:parent-style-name="Free_20_Form_20_A">
      <style:text-properties fo:color="#00000a" style:font-name="Lucida Sans Typewriter" fo:font-size="10pt" fo:font-weight="bold" style:font-name-asian="Times New Roman1" style:font-size-asian="10pt" style:font-weight-asian="bold" style:font-name-complex="Arial3"/>
    </style:style>
    <style:style style:name="P4" style:family="paragraph" style:parent-style-name="Free_20_Form_20_A"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P5" style:family="paragraph" style:parent-style-name="Free_20_Form_20_A">
      <style:paragraph-properties fo:margin-left="1.27cm" fo:margin-right="0cm" fo:text-indent="0cm" style:auto-text-indent="false"/>
      <style:text-properties fo:color="#00000a" style:font-name="Arial1" fo:font-size="10pt" style:font-name-asian="Times New Roman1" style:font-size-asian="10pt" style:font-name-complex="Arial3"/>
    </style:style>
    <style:style style:name="P6" style:family="paragraph" style:parent-style-name="Free_20_Form_20_A">
      <style:paragraph-properties fo:margin-left="1.27cm" fo:margin-right="0cm" fo:text-indent="0cm" style:auto-text-indent="false"/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P7" style:family="paragraph" style:parent-style-name="Free_20_Form_20_A">
      <style:paragraph-properties fo:margin-left="2.681cm" fo:margin-right="0cm" fo:text-indent="0cm" style:auto-text-indent="false"/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P8" style:family="paragraph" style:parent-style-name="Free_20_Form_20_A">
      <style:paragraph-properties fo:margin-left="2.681cm" fo:margin-right="0cm" fo:text-indent="0cm" style:auto-text-indent="false"/>
      <style:text-properties fo:color="#00000a" style:font-name="Arial1" fo:font-size="10pt" style:font-name-asian="Times New Roman1" style:font-size-asian="10pt" style:font-name-complex="Arial3"/>
    </style:style>
    <style:style style:name="P9" style:family="paragraph" style:parent-style-name="Free_20_Form_20_A">
      <style:paragraph-properties fo:margin-left="1.305cm" fo:margin-right="0cm" fo:text-indent="0cm" style:auto-text-indent="false"/>
      <style:text-properties fo:color="#00000a" style:font-name="Arial1" fo:font-size="10pt" style:font-name-asian="Times New Roman1" style:font-size-asian="10pt" style:font-name-complex="Arial3"/>
    </style:style>
    <style:style style:name="P10" style:family="paragraph" style:parent-style-name="Body_20_A">
      <style:text-properties style:font-name="Arial1" fo:font-size="20pt" style:font-size-asian="20pt" style:font-name-complex="Arial3" style:font-size-complex="20pt"/>
    </style:style>
    <style:style style:name="P11" style:family="paragraph" style:parent-style-name="Body_20_A">
      <style:text-properties fo:color="#b70025" style:font-name="Arial1" fo:font-size="20pt" fo:font-weight="bold" style:font-size-asian="20pt" style:font-weight-asian="bold" style:font-name-complex="Arial3" style:font-size-complex="20pt"/>
    </style:style>
    <style:style style:name="P12" style:family="paragraph" style:parent-style-name="Free_20_Form_20_A">
      <style:paragraph-properties fo:margin-left="2.54cm" fo:margin-right="0cm" fo:text-indent="0cm" style:auto-text-indent="false"/>
      <style:text-properties fo:color="#00000a" style:font-name="Arial1" fo:font-size="10pt" style:font-name-asian="Times New Roman1" style:font-size-asian="10pt" style:font-name-complex="Arial3"/>
    </style:style>
    <style:style style:name="P13" style:family="paragraph" style:parent-style-name="Free_20_Form_20_A">
      <style:paragraph-properties fo:margin-left="2.54cm" fo:margin-right="0cm" fo:text-indent="0cm" style:auto-text-indent="false"/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P14" style:family="paragraph" style:parent-style-name="Body_20_A" style:master-page-name="Standard">
      <style:paragraph-properties style:page-number="auto"/>
      <style:text-properties style:font-name="Arial1" fo:font-size="20pt" style:font-size-asian="20pt" style:font-name-complex="Arial3" style:font-size-complex="20pt"/>
    </style:style>
    <style:style style:name="P15" style:family="paragraph" style:parent-style-name="Free_20_Form_20_A" style:list-style-name="WWNum20">
      <style:text-properties fo:color="#00000a" style:font-name="Arial1" fo:font-size="10pt" style:font-name-asian="Times New Roman1" style:font-size-asian="10pt" style:font-name-complex="Arial3"/>
    </style:style>
    <style:style style:name="P16" style:family="paragraph" style:parent-style-name="Free_20_Form_20_A" style:list-style-name="WWNum23">
      <style:text-properties fo:color="#00000a" style:font-name="Arial1" fo:font-size="10pt" style:font-name-asian="Times New Roman1" style:font-size-asian="10pt" style:font-name-complex="Arial3"/>
    </style:style>
    <style:style style:name="P17" style:family="paragraph" style:parent-style-name="Free_20_Form_20_A" style:list-style-name="WWNum22"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P18" style:family="paragraph" style:parent-style-name="Free_20_Form_20_A" style:list-style-name="WWNum21">
      <style:paragraph-properties fo:margin-left="3.81cm" fo:margin-right="0cm" fo:text-indent="0cm" style:auto-text-indent="false">
        <style:tab-stops>
          <style:tab-stop style:position="3.81cm"/>
        </style:tab-stops>
      </style:paragraph-properties>
      <style:text-properties fo:color="#00000a" style:font-name="Arial1" fo:font-size="10pt" style:font-name-asian="Times New Roman1" style:font-size-asian="10pt" style:font-name-complex="Arial3"/>
    </style:style>
    <style:style style:name="P19" style:family="paragraph" style:parent-style-name="Heading_20_1" style:list-style-name="WWNum25"/>
    <style:style style:name="P20" style:family="paragraph" style:parent-style-name="Heading_20_2">
      <style:text-properties style:font-name="Arial1" fo:font-size="10pt" style:font-name-asian="Times New Roman1" style:font-size-asian="10pt" style:font-name-complex="Arial3"/>
    </style:style>
    <style:style style:name="T1" style:family="text">
      <style:text-properties style:font-name="Arial1" fo:font-size="10pt" style:font-name-asian="Times New Roman1" style:font-size-asian="10pt" style:font-name-complex="Arial3"/>
    </style:style>
    <style:style style:name="T2" style:family="text">
      <style:text-properties fo:color="#00000a" style:font-name="Arial1" fo:font-size="10pt" style:font-name-asian="Times New Roman1" style:font-size-asian="10pt" style:font-name-complex="Arial3"/>
    </style:style>
    <style:style style:name="T3" style:family="text">
      <style:text-properties fo:color="#00000a" style:font-name="Lucida Sans Typewriter" fo:font-size="10pt" fo:font-weight="bold" style:font-name-asian="Times New Roman1" style:font-size-asian="10pt" style:font-weight-asian="bold" style:font-name-complex="Arial3"/>
    </style:style>
    <style:style style:name="T4" style:family="text">
      <style:text-properties fo:color="#00000a" style:font-name="Lucida Sans Typewriter" fo:font-size="10pt" fo:font-weight="bold" fo:background-color="#c0c0c0" style:font-name-asian="Times New Roman1" style:font-size-asian="10pt" style:font-weight-asian="bold" style:font-name-complex="Arial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Introduction to Hive</text:p>
      <text:p text:style-name="P11">Lab Work </text:p>
      <text:p text:style-name="P10"/>
      <text:list xml:id="list33610469" text:style-name="WWNum25">
        <text:list-item>
          <text:h text:style-name="P19" text:outline-level="1">La<text:bookmark-start text:name="_Toc199164011"/>b Exercises:<text:bookmark-end text:name="_Toc199164011"/></text:h>
        </text:list-item>
      </text:list>
      <text:p text:style-name="Standard"/>
      <text:p text:style-name="Standard">All these exercises are run from the hive shell so you can start the hive shell with the command ./hive_shell.sh from the home directory.</text:p>
      <text:p text:style-name="Standard"/>
      <text:p text:style-name="Standard">OR</text:p>
      <text:p text:style-name="Standard"/>
      <text:p text:style-name="Standard">you can start the hive shell with the command <text:span text:style-name="T5">hive from </text:span><text:span text:style-name="T6">any directory.</text:span></text:p>
      <text:h text:style-name="Heading_20_2" text:outline-level="2"><text:bookmark-start text:name="_Toc199164012"/>1.1 <text:s/>Exercise 1:<text:bookmark-end text:name="_Toc199164012"/></text:h>
      <text:p text:style-name="P2"/>
      <text:list xml:id="list33608592" text:style-name="WWNum20">
        <text:list-item>
          <text:p text:style-name="P15">Create the following table called students and load the data file shown below.</text:p>
        </text:list-item>
      </text:list>
      <text:p text:style-name="P2"/>
      <text:p text:style-name="Free_20_Form_20_A"><text:span text:style-name="T2"><text:s text:c="21"/></text:span><text:span text:style-name="T4">create table students(id bigint,name string,age int)</text:span></text:p>
      <text:p text:style-name="P4">row format delimited fields terminated by ',';</text:p>
      <text:p text:style-name="P2"/>
      <text:list xml:id="list33655918" text:continue-numbering="true" text:style-name="WWNum20">
        <text:list-item>
          <text:p text:style-name="P15">Load the following information into this table,</text:p>
        </text:list-item>
      </text:list>
      <text:p text:style-name="P2"/>
      <text:p text:style-name="P5">Use the file students.txt</text:p>
      <text:p text:style-name="P5"/>
      <text:p text:style-name="P6">load data local inpath '/home/hadoop/upload/dev/students.txt' overwrite into table students;</text:p>
      <text:p text:style-name="P2"/>
      <text:p text:style-name="P12">1000,John Doe,12</text:p>
      <text:p text:style-name="P12">1001,Jane Doe,14</text:p>
      <text:p text:style-name="P12">1002,Jill Doe,17</text:p>
      <text:p text:style-name="P12">1003,John Smith,16</text:p>
      <text:p text:style-name="P12">1004,Jill Smith,18</text:p>
      <text:p text:style-name="P12">1005,Tim Ford,17</text:p>
      <text:p text:style-name="P12">1006,Tom Ford,15</text:p>
      <text:p text:style-name="P12">1007,Bill Smith,14</text:p>
      <text:p text:style-name="P12">1008,John Ford,16</text:p>
      <text:p text:style-name="P12">1009,Chuck Jones,14</text:p>
      <text:p text:style-name="P12">1010,Chad Smith,17</text:p>
      <text:p text:style-name="P2"/>
      <text:list xml:id="list33657609" text:continue-numbering="true" text:style-name="WWNum20">
        <text:list-item>
          <text:p text:style-name="P15">Create the table structure mentioned in slide #22, <text:s/>studentcourses. </text:p>
        </text:list-item>
      </text:list>
      <text:p text:style-name="P2"/>
      <text:p text:style-name="P13">create table studentcourses (id bigint, grademajor MAP&lt;STRING,STRING&gt;, courses ARRAY&lt;STRING&gt;)</text:p>
      <text:p text:style-name="P13">row format delimited fields terminated by '\t'</text:p>
      <text:p text:style-name="P13">collection items terminated by ','</text:p>
      <text:p text:style-name="P13">map keys terminated by '|';</text:p>
      <text:p text:style-name="P2"/>
      <text:p text:style-name="P2"/>
      <text:list xml:id="list33668722" text:continue-numbering="true" text:style-name="WWNum20">
        <text:list-item>
          <text:p text:style-name="P15">Load the following data into the table,</text:p>
        </text:list-item>
      </text:list>
      <text:p text:style-name="P2"/>
      <text:p text:style-name="P5"><text:soft-page-break/>Load this data from the file studentcourses.txt</text:p>
      <text:p text:style-name="P5"/>
      <text:p text:style-name="P12">1000 <text:s text:c="3"/>MAJOR|MATH <text:s text:c="4"/>Math,Chemistry,Art</text:p>
      <text:p text:style-name="P12">1001 <text:s text:c="3"/>MAJOR|SCIENCE <text:s/>Physics,Chemistry,SocSciences</text:p>
      <text:p text:style-name="P12">1002 <text:s text:c="3"/>MAJOR|ART <text:s text:c="5"/>Calligraphy,Painting,SocSciences</text:p>
      <text:p text:style-name="P12">1003 <text:s text:c="3"/>MAJOR|ACCOUNTING <text:s text:c="5"/>Commerce,ForeignTrade,Math</text:p>
      <text:p text:style-name="P12">1004 <text:s text:c="3"/>MAJOR|MATH <text:s text:c="3"/>CompSc,Physics,SocSciences</text:p>
      <text:p text:style-name="P12">1005 <text:s text:c="3"/>MAJOR|SCIENCE Chemistry,SocSciences,Math</text:p>
      <text:p text:style-name="P12">1006 <text:s text:c="3"/>MAJOR|MATH <text:s text:c="4"/>Physics,Chemistry,Math</text:p>
      <text:p text:style-name="P12">1007 <text:s text:c="3"/>MAJOR|ART <text:s text:c="5"/>Painting,Poetry,Music</text:p>
      <text:p text:style-name="P12">1008 <text:s text:c="3"/>MAJOR|SCIENCE Physics,SocSciences,Music</text:p>
      <text:p text:style-name="P12">1009 <text:s text:c="3"/>MAJOR|ART <text:s text:c="5"/>Music,Painting,Shakespear</text:p>
      <text:list xml:id="list33595081" text:style-name="WWNum21">
        <text:list-item>
          <text:p text:style-name="P18"><text:s text:c="3"/>MAJOR|SCIENCE CompSc,Physics,Math</text:p>
        </text:list-item>
      </text:list>
      <text:p text:style-name="P2"/>
      <text:p text:style-name="P2"/>
      <text:list xml:id="list33659582" text:continue-list="list33668722" text:style-name="WWNum20">
        <text:list-item>
          <text:p text:style-name="P15">Run the following queries on these tables.</text:p>
        </text:list-item>
      </text:list>
      <text:p text:style-name="P2"/>
      <text:list xml:id="list33620639" text:style-name="WWNum22">
        <text:list-item>
          <text:p text:style-name="P17">select the id and the second course for each student.</text:p>
        </text:list-item>
      </text:list>
      <text:p text:style-name="P7"><text:s text:c="6"/>select id,grademajor['MAJOR'],courses[2] from studentcourses;</text:p>
      <text:p text:style-name="P7"/>
      <text:list xml:id="list33674687" text:continue-numbering="true" text:style-name="WWNum22">
        <text:list-item>
          <text:p text:style-name="P17">select the name, <text:s/>major and the first and third course for each student</text:p>
        </text:list-item>
      </text:list>
      <text:p text:style-name="P7"><text:s text:c="7"/>select name, grademajor['MAJOR'],courses[0],courses[2] from students a join studentcourses b where (a.id=b.id);</text:p>
      <text:p text:style-name="P7"/>
      <text:list xml:id="list33665728" text:continue-numbering="true" text:style-name="WWNum22">
        <text:list-item>
          <text:p text:style-name="P17">select <text:s/>all the values from students and the major and the third course from studentcourses for student id = 1008.</text:p>
        </text:list-item>
      </text:list>
      <text:p text:style-name="P8"/>
      <text:p text:style-name="P2"/>
      <text:p text:style-name="P2"/>
      <text:h text:style-name="Heading_20_2" text:outline-level="2"><text:span text:style-name="T1"><text:s text:c="5"/></text:span><text:bookmark-start text:name="_Toc199164013"/>1.2 <text:s/>Exercise 2:<text:bookmark-end text:name="_Toc199164013"/></text:h>
      <text:p text:style-name="P2"/>
      <text:p text:style-name="P2"/>
      <text:list xml:id="list33617675" text:style-name="WWNum23">
        <text:list-item>
          <text:p text:style-name="P16">Create a table called page_view with partitions,</text:p>
        </text:list-item>
      </text:list>
      <text:p text:style-name="P2"/>
      <text:p text:style-name="Free_20_Form_20_A"><text:span text:style-name="T3"><text:s text:c="18"/></text:span><text:span text:style-name="T4">CREATE <text:s/>TABLE page_view(viewTime INT, userid BIGINT,</text:span></text:p>
      <text:p text:style-name="P4"><text:s text:c="20"/>page_url STRING, referrer_url STRING,</text:p>
      <text:p text:style-name="P4"><text:s text:c="20"/>ip STRING COMMENT 'IP Address of the User')</text:p>
      <text:p text:style-name="P4"><text:s text:c="26"/>COMMENT 'This is the staging page view table'</text:p>
      <text:p text:style-name="P4"><text:s text:c="26"/>PARTITIONED BY(dt STRING, country STRING)</text:p>
      <text:p text:style-name="P4"><text:s text:c="26"/>ROW FORMAT DELIMITED FIELDS TERMINATED BY '44' </text:p>
      <text:p text:style-name="P4"><text:s text:c="26"/>STORED AS TEXTFILE;</text:p>
      <text:p text:style-name="P2"/>
      <text:p text:style-name="P2"/>
      <text:list xml:id="list33667231" text:continue-numbering="true" text:style-name="WWNum23">
        <text:list-item>
          <text:p text:style-name="P16">Load the data into this table, <text:s/>you can use any date and country for the partition.</text:p>
        </text:list-item>
      </text:list>
      <text:p text:style-name="P2"/>
      <text:p text:style-name="Free_20_Form_20_A"><text:span text:style-name="T2"><text:s text:c="13"/></text:span><text:span text:style-name="T4">LOAD DATA local inpath '/home/hadoop/upload/dev/pageviews.txt' into table page_view partition (dt='09/16/2011', country='US');</text:span></text:p>
      <text:p text:style-name="P2"/>
      <text:p text:style-name="P9">25,19884,www.amazon.com,www.google.com,18.213.22.198</text:p>
      <text:p text:style-name="P9">26,19885,www.amazon1.com,www.google.com,18.213.22.198</text:p>
      <text:p text:style-name="P9">27,19886,www.amazon2.com,www.google.com,18.213.22.198</text:p>
      <text:p text:style-name="P9">28,19887,www.amazon3.com,www.google.com,18.213.22.198</text:p>
      <text:p text:style-name="P9">29,19888,www.amazon4.com,www.google.com,18.213.22.198</text:p>
      <text:p text:style-name="P2"/>
      <text:list xml:id="list33667985" text:continue-numbering="true" text:style-name="WWNum23">
        <text:list-item>
          <text:p text:style-name="P16">Create several other partitions with the same data. <text:s text:c="3"/></text:p>
        </text:list-item>
      </text:list>
      <text:p text:style-name="P2"><text:soft-page-break/></text:p>
      <text:p text:style-name="P2"/>
      <text:list xml:id="list33682311" text:continue-numbering="true" text:style-name="WWNum23">
        <text:list-item>
          <text:p text:style-name="P16">Create an external table called page_view_stage,</text:p>
        </text:list-item>
      </text:list>
      <text:p text:style-name="P2"/>
      <text:p text:style-name="P2"/>
      <text:p text:style-name="P13">CREATE EXTERNAL TABLE page_view_stage(viewTime INT, userid BIGINT,</text:p>
      <text:p text:style-name="P13"><text:s text:c="20"/>page_url STRING, referrer_url STRING,</text:p>
      <text:p text:style-name="P13"><text:s text:c="20"/>ip STRING COMMENT 'IP Address of the User',</text:p>
      <text:p text:style-name="P13"><text:s text:c="20"/>country STRING COMMENT 'country of origination',</text:p>
      <text:p text:style-name="P13"><text:s text:c="20"/>dt STRING)</text:p>
      <text:p text:style-name="P13"><text:s text:c="4"/>COMMENT 'This is the staging page view table'</text:p>
      <text:p text:style-name="P13"><text:s text:c="4"/>ROW FORMAT DELIMITED FIELDS TERMINATED BY ',' </text:p>
      <text:p text:style-name="P13"><text:s text:c="4"/>STORED AS TEXTFILE</text:p>
      <text:p text:style-name="P13"><text:s text:c="4"/>LOCATION '/user/data/staging/page_view';</text:p>
      <text:p text:style-name="P2"/>
      <text:list xml:id="list33672695" text:continue-numbering="true" text:style-name="WWNum23">
        <text:list-item>
          <text:p text:style-name="P16">Load the following data into the hdfs path for this table,</text:p>
        </text:list-item>
      </text:list>
      <text:p text:style-name="P2"/>
      <text:p text:style-name="Free_20_Form_20_A"><text:span text:style-name="T2"><text:s text:c="14"/></text:span><text:span text:style-name="T4">./hadoop dfs -put <text:s/>/home/hadoop/upload/dev/pageviewstage.txt /user/data/staging/page_view/pageview.txt</text:span></text:p>
      <text:p text:style-name="P2"/>
      <text:p text:style-name="P2"><text:s text:c="14"/>pageviewstage.txt</text:p>
      <text:p text:style-name="P5">35,19884,www.amazon.com,www.google.com,18.213.22.198i,US,09/12/2011</text:p>
      <text:p text:style-name="P5">36,19885,www.amazon1.com,www.google.com,18.213.22.198,US,09/12/2011</text:p>
      <text:p text:style-name="P5">37,19886,www.amazon2.com,www.google.com,18.213.22.198,US,09/14/2011</text:p>
      <text:p text:style-name="P5">38,19887,www.amazon3.com,www.google.com,18.213.22.198,US,09/15/2011</text:p>
      <text:p text:style-name="P5">39,19888,www.amazon4.com,www.google.com,18.213.22.198,US,09/15/2011</text:p>
      <text:p text:style-name="P5">40,19884,www.amazon.com,www.google.com,18.213.22.199,US,09/12/2011</text:p>
      <text:p text:style-name="P5">41,19885,www.amazon1.com,www.google.com,18.213.22.197,US,09/12/2011</text:p>
      <text:p text:style-name="P5">42,19886,www.amazon2.com,www.google.com,18.213.22.198,US,09/14/2011</text:p>
      <text:p text:style-name="P5">43,19887,www.amazon3.com,www.google.com,18.213.22.196,US,09/15/2011</text:p>
      <text:p text:style-name="P5">44,19888,www.amazon4.com,www.google.com,18.213.22.195,US,09/15/2011</text:p>
      <text:p text:style-name="P2"/>
      <text:p text:style-name="P2"/>
      <text:list xml:id="list33663389" text:continue-numbering="true" text:style-name="WWNum23">
        <text:list-item>
          <text:p text:style-name="P16">As a next step, <text:s/>replace the data in some of the partitions in page_view with information from this external table page_view_stage, <text:s/>change the partition date and country to match the ones you have created.</text:p>
        </text:list-item>
      </text:list>
      <text:p text:style-name="P2"><text:s text:c="2"/></text:p>
      <text:p text:style-name="P2"/>
      <text:p text:style-name="P6">from page_view_stage pvs</text:p>
      <text:p text:style-name="P6">insert overwrite table page_view partition (dt='09/30/2011', country='US') select pvs.viewtime, pvs.userid, pvs.page_url, pvs.referrer_url, pvs.ip;</text:p>
      <text:p text:style-name="P2"><text:s text:c="13"/></text:p>
      <text:p text:style-name="P2"/>
      <text:list xml:id="list33669117" text:continue-numbering="true" text:style-name="WWNum23">
        <text:list-item>
          <text:p text:style-name="P16">Create a new table called page_view_dp with the same structure as page_view.</text:p>
        </text:list-item>
      </text:list>
      <text:p text:style-name="P2"/>
      <text:list xml:id="list33653334" text:continue-numbering="true" text:style-name="WWNum23">
        <text:list-item>
          <text:p text:style-name="P16">Load the following information into a new external table called page_view_dpstage.</text:p>
        </text:list-item>
      </text:list>
      <text:p text:style-name="P2"/>
      <text:p text:style-name="P2"/>
      <text:p text:style-name="P6">CREATE EXTERNAL TABLE page_view_dpstage(viewTime INT, userid BIGINT,</text:p>
      <text:p text:style-name="P6"><text:s text:c="20"/>page_url STRING, referrer_url STRING,</text:p>
      <text:p text:style-name="P6"><text:s text:c="20"/>ip STRING COMMENT 'IP Address of the User',</text:p>
      <text:p text:style-name="P6"><text:s text:c="20"/>country STRING COMMENT 'country of origination',</text:p>
      <text:p text:style-name="P6"><text:s text:c="20"/>dt STRING)</text:p>
      <text:p text:style-name="P6"><text:s text:c="4"/>COMMENT 'This is the staging page view table'</text:p>
      <text:p text:style-name="P6"><text:s text:c="4"/>ROW FORMAT DELIMITED FIELDS TERMINATED BY ',' </text:p>
      <text:p text:style-name="P6"><text:s text:c="4"/>STORED AS TEXTFILE</text:p>
      <text:p text:style-name="P6"><text:s text:c="4"/>LOCATION '/user/data/staging/page_view_dpstage';</text:p>
      <text:p text:style-name="P2"><text:soft-page-break/></text:p>
      <text:p text:style-name="P2"><text:s text:c="14"/>pageviewdpstage.txt</text:p>
      <text:p text:style-name="P9">140,1984,www.amazon.com,www.google.com,18.213.22.199,US,09/22/2011</text:p>
      <text:p text:style-name="P9">141,1985,www.amazon1.com,www.google.com,18.213.22.197,US,09/22/2011</text:p>
      <text:p text:style-name="P9">142,1986,www.amazon2.com,www.google.com,18.213.22.198,US,09/24/2011</text:p>
      <text:p text:style-name="P9">143,1987,www.amazon3.com,www.google.com,18.213.22.196,US,09/25/2011</text:p>
      <text:p text:style-name="P9">144,1988,www.amazon4.com,www.google.com,18.213.22.195,US,09/25/2011</text:p>
      <text:p text:style-name="P9">140,1984,www.amazon.com,www.google.com,18.213.22.199,US,09/22/2011</text:p>
      <text:p text:style-name="P9">241,1985,www.amazon1.com,www.google.com,18.213.22.197,US,09/22/2011</text:p>
      <text:p text:style-name="P9">242,1986,www.amazon2.com,www.google.com,18.213.22.198,US,09/24/2011</text:p>
      <text:p text:style-name="P9">243,1987,www.amazon3.com,www.google.com,18.213.22.196,US,09/25/2011</text:p>
      <text:p text:style-name="P9">244,1988,www.amazon4.com,www.google.com,18.213.22.195,US,09/25/2011</text:p>
      <text:p text:style-name="P9">340,1984,www.amazon.com,www.google.com,18.213.22.199,US,09/22/2011</text:p>
      <text:p text:style-name="P9">341,1985,www.amazon1.com,www.google.com,18.213.22.197,US,08/22/2011</text:p>
      <text:p text:style-name="P9">342,1986,www.amazon2.com,www.google.com,18.213.22.198,US,08/24/2011</text:p>
      <text:p text:style-name="P9">343,1987,www.amazon3.com,www.google.com,18.213.22.196,US,08/25/2011</text:p>
      <text:p text:style-name="P9">344,1988,www.amazon4.com,www.google.com,18.213.22.195,US,08/25/2011</text:p>
      <text:p text:style-name="P9">440,1984,www.amazon.com,www.google.com,18.213.22.199,US,08/22/2011</text:p>
      <text:p text:style-name="P9">441,1985,www.amazon1.com,www.google.com,18.213.22.197,US,07/22/2011</text:p>
      <text:p text:style-name="P9">442,1986,www.amazon2.com,www.google.com,18.213.22.198,US,07/24/2011</text:p>
      <text:p text:style-name="P9">443,1987,www.amazon3.com,www.google.com,18.213.22.196,US,07/25/2011</text:p>
      <text:p text:style-name="P9">444,1988,www.amazon4.com,www.google.com,18.213.22.195,US,07/25/2011</text:p>
      <text:p text:style-name="P9">540,1984,www.amazon.com,www.google.com,18.213.22.199,US,07/22/2011</text:p>
      <text:p text:style-name="P9">541,1985,www.amazon1.com,www.google.com,18.213.22.197,US,09/22/2011</text:p>
      <text:p text:style-name="P9">542,1986,www.amazon2.com,www.google.com,18.213.22.198,US,09/24/2011</text:p>
      <text:p text:style-name="P9">543,1987,www.amazon3.com,www.google.com,18.213.22.196,US,09/25/2011</text:p>
      <text:p text:style-name="P9">544,1988,www.amazon4.com,www.google.com,18.213.22.195,US,09/25/2011</text:p>
      <text:p text:style-name="P9">640,1984,www.amazon.com,www.google.com,18.213.22.199,US,09/22/2011</text:p>
      <text:p text:style-name="P9">641,1985,www.amazon1.com,www.google.com,18.213.22.197,US,09/22/2011</text:p>
      <text:p text:style-name="P9">642,1986,www.amazon2.com,www.google.com,18.213.22.198,US,09/24/2011</text:p>
      <text:p text:style-name="P9">643,1987,www.amazon3.com,www.google.com,18.213.22.196,US,09/25/2011</text:p>
      <text:p text:style-name="P9"/>
      <text:list xml:id="list33678989" text:continue-numbering="true" text:style-name="WWNum23">
        <text:list-item>
          <text:p text:style-name="P16">Load the new table page_view_dp with data from this table to create the partitions dynamically from the loaded data.</text:p>
        </text:list-item>
      </text:list>
      <text:p text:style-name="P2"/>
      <text:p text:style-name="P13">set hive.exec.dynamic.partition.mode=nonstrict;</text:p>
      <text:p text:style-name="P13">set hive.exec.dynamic.partition=true;</text:p>
      <text:p text:style-name="P3"/>
      <text:p text:style-name="P3"/>
      <text:p text:style-name="P13">from page_view_dpstage</text:p>
      <text:p text:style-name="P13"><text:s text:c="18"/>insert overwrite table page_view_dp partition (dt, country)</text:p>
      <text:p text:style-name="P13"><text:s text:c="18"/>select viewtime, userid, page_url, referrer_url,ip, <text:s/>dt, country;</text:p>
      <text:p text:style-name="P2"/>
      <text:p text:style-name="P2"/>
      <text:p text:style-name="P2"/>
      <text:p text:style-name="P2"/>
      <text:h text:style-name="P20" text:outline-level="2"><text:s text:c="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ndale Mono" svg:font-family="'Andale Mono'" style:font-family-generic="roman" style:font-pitch="variable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ucida Sans Typewriter" svg:font-family="'Lucida Sans Typewriter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color="#000000" style:font-name="Lucida Grande" fo:font-size="12pt" style:font-name-asian="ヒラギノ角ゴ Pro W3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a" fo:font-weight="bold" style:font-weight-asian="bold" style:font-size-complex="13pt" style:font-weight-complex="bold"/>
    </style:style>
    <style:style style:name="Header_20__26__20_Footer_20_A" style:display-name="Header &amp; Footer A" style:family="paragraph" style:default-outline-level="">
      <style:paragraph-properties fo:orphans="2" fo:widows="2" style:writing-mode="lr-tb">
        <style:tab-stops>
          <style:tab-stop style:position="16.51cm" style:type="right"/>
        </style:tab-stops>
      </style:paragraph-properties>
      <style:text-properties fo:color="#000000" style:font-name="Helvetica" style:font-name-asian="ヒラギノ角ゴ Pro W3"/>
    </style:style>
    <style:style style:name="Body_20_A" style:display-name="Body A" style:family="paragraph" style:default-outline-level="">
      <style:paragraph-properties fo:text-align="center" style:justify-single-word="false" fo:orphans="2" fo:widows="2" style:writing-mode="lr-tb"/>
      <style:text-properties fo:color="#000000" style:font-name="Arial Bold" fo:font-size="22pt" style:font-name-asian="ヒラギノ角ゴ Pro W3" style:font-size-asian="22pt"/>
    </style:style>
    <style:style style:name="Heading_20_51" style:display-name="Heading 51" style:family="paragraph" style:default-outline-level="1" style:list-style-name="">
      <style:paragraph-properties fo:margin-top="0.847cm" fo:margin-bottom="0cm" fo:keep-together="always" fo:orphans="2" fo:widows="2" fo:keep-with-next="always" style:writing-mode="lr-tb"/>
      <style:text-properties fo:color="#c00000" style:font-name="Arial1" fo:font-size="16pt" fo:font-weight="bold" style:font-name-asian="ヒラギノ角ゴ Pro W3" style:font-size-asian="16pt" style:font-weight-asian="bold" style:font-name-complex="Arial3"/>
    </style:style>
    <style:style style:name="Quote" style:family="paragraph" style:default-outline-level="">
      <style:paragraph-properties fo:orphans="2" fo:widows="2" style:writing-mode="lr-tb"/>
      <style:text-properties fo:color="#000000" style:font-name="Lucida Grande" fo:font-size="12pt" style:font-name-asian="ヒラギノ角ゴ Pro W3" style:font-size-asian="12pt"/>
    </style:style>
    <style:style style:name="Heading_20_11" style:display-name="Heading 11" style:family="paragraph" style:default-outline-level="1" style:list-style-name="">
      <style:paragraph-properties fo:margin-top="0.847cm" fo:margin-bottom="0cm" fo:keep-together="always" fo:orphans="2" fo:widows="2" fo:keep-with-next="always" style:writing-mode="lr-tb"/>
      <style:text-properties fo:color="#395986" style:font-name="Lucida Grande" fo:font-size="16pt" fo:font-weight="bold" style:font-name-asian="ヒラギノ角ゴ Pro W3" style:font-size-asian="16pt" style:font-weight-asian="bold"/>
    </style:style>
    <style:style style:name="Heading_20_71" style:display-name="Heading 71" style:family="paragraph" style:default-outline-level="1" style:list-style-name="">
      <style:paragraph-properties fo:margin-top="0.847cm" fo:margin-bottom="0cm" fo:keep-together="always" fo:orphans="2" fo:widows="2" fo:keep-with-next="always" style:writing-mode="lr-tb"/>
      <style:text-properties fo:color="#b70025" style:font-name="Arial1" fo:font-size="16pt" fo:font-weight="bold" style:font-name-asian="ヒラギノ角ゴ Pro W3" style:font-size-asian="16pt" style:font-weight-asian="bold" style:font-name-complex="Arial3"/>
    </style:style>
    <style:style style:name="Heading_20_21" style:display-name="Heading 21" style:family="paragraph" style:default-outline-level="2" style:list-style-name="">
      <style:paragraph-properties fo:margin-top="0.353cm" fo:margin-bottom="0cm" fo:keep-together="always" fo:orphans="2" fo:widows="2" fo:keep-with-next="always" style:writing-mode="lr-tb"/>
      <style:text-properties fo:color="#5680b8" style:font-name="Lucida Grande" fo:font-size="13pt" fo:font-weight="bold" style:font-name-asian="ヒラギノ角ゴ Pro W3" style:font-size-asian="13pt" style:font-weight-asian="bold"/>
    </style:style>
    <style:style style:name="List_20_Paragraph" style:display-name="List Paragraph" style:family="paragraph" style:parent-style-name="Heading_20_2" style:default-outline-level="" style:list-style-name="">
      <style:paragraph-properties fo:margin-left="1.27cm" fo:margin-right="0cm" fo:text-indent="0cm" style:auto-text-indent="false"/>
      <style:text-properties fo:color="#000000" style:font-name-asian="ヒラギノ角ゴ Pro W3"/>
    </style:style>
    <style:style style:name="code" style:family="paragraph" style:default-outline-level="">
      <style:paragraph-properties fo:margin-left="1.27cm" fo:margin-right="0cm" fo:orphans="2" fo:widows="2" fo:text-indent="0cm" style:auto-text-indent="false" fo:background-color="#f3f3f3" fo:padding="0cm" fo:border="0.018cm solid #000001" style:writing-mode="lr-tb">
        <style:background-image/>
      </style:paragraph-properties>
      <style:text-properties fo:color="#000000" style:font-name="Andale Mono" fo:font-size="12pt" style:font-name-asian="ヒラギノ角ゴ Pro W3" style:font-size-asian="12pt"/>
    </style:style>
    <style:style style:name="Table_20_Grid1" style:display-name="Table Grid1" style:family="paragraph" style:default-outline-level="">
      <style:paragraph-properties fo:orphans="2" fo:widows="2" style:writing-mode="lr-tb"/>
      <style:text-properties fo:color="#000000" style:font-name="Lucida Grande" fo:font-size="12pt" style:font-name-asian="ヒラギノ角ゴ Pro W3" style:font-size-asian="12pt"/>
    </style:style>
    <style:style style:name="code2" style:family="paragraph" style:default-outline-level="">
      <style:paragraph-properties fo:orphans="2" fo:widows="2" fo:background-color="#f3f3f3" style:writing-mode="lr-tb">
        <style:background-image/>
      </style:paragraph-properties>
      <style:text-properties fo:color="#000000" style:font-name="Lucida Grande" fo:font-size="12pt" style:font-name-asian="ヒラギノ角ゴ Pro W3" style:font-size-asian="12pt"/>
    </style:style>
    <style:style style:name="Heading_20_31" style:display-name="Heading 31" style:family="paragraph" style:default-outline-level="3" style:list-style-name="">
      <style:paragraph-properties fo:margin-top="0.353cm" fo:margin-bottom="0cm" fo:keep-together="always" fo:orphans="2" fo:widows="2" fo:keep-with-next="always" style:writing-mode="lr-tb"/>
      <style:text-properties fo:color="#5680b8" style:font-name="Lucida Grande" fo:font-size="12pt" fo:font-weight="bold" style:font-name-asian="ヒラギノ角ゴ Pro W3" style:font-size-asian="12pt" style:font-weight-asian="bold"/>
    </style:style>
    <style:style style:name="Heading_20_41" style:display-name="Heading 41" style:family="paragraph" style:default-outline-level="4" style:list-style-name="">
      <style:paragraph-properties fo:margin-top="0.353cm" fo:margin-bottom="0cm" fo:keep-together="always" fo:orphans="2" fo:widows="2" fo:keep-with-next="always" style:writing-mode="lr-tb"/>
      <style:text-properties fo:color="#5680b8" style:font-name="Lucida Grande" fo:font-size="12pt" fo:font-weight="bold" style:font-name-asian="ヒラギノ角ゴ Pro W3" style:font-size-asian="12pt" style:font-weight-asian="bold"/>
    </style:style>
    <style:style style:name="Free_20_Form_20_A" style:display-name="Free Form A" style:family="paragraph" style:default-outline-level="">
      <style:paragraph-properties fo:orphans="2" fo:widows="2" style:writing-mode="lr-tb"/>
      <style:text-properties fo:color="#000000" style:font-name="Helvetica" fo:font-size="12pt" style:font-name-asian="ヒラギノ角ゴ Pro W3" style:font-size-asian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name-complex="Lucida Grande1" style:font-size-complex="9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847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1.27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class="index">
      <style:paragraph-properties fo:margin-left="1.693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class="index">
      <style:paragraph-properties fo:margin-left="2.54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class="index">
      <style:paragraph-properties fo:margin-left="2.963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class="index">
      <style:paragraph-properties fo:margin-left="3.387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ja" style:country-asian="JP" style:font-weight-asian="bold" style:font-size-complex="16pt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fo:color="#000000" style:font-name="Lucida Grande" fo:font-size="12pt" style:font-name-asian="ヒラギノ角ゴ Pro W3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fo:color="#00000a" style:font-name="Times" fo:font-size="10pt" style:font-name-asian="Times New Roman1" style:font-size-asian="10pt" style:font-size-complex="10pt"/>
    </style:style>
    <style:style style:name="Default_20_Paragraph_20_Font" style:display-name="Default Paragraph Font" style:family="text"/>
    <style:style style:name="Hyperlink1" style:family="text">
      <style:text-properties fo:color="#001af3" fo:font-size="12pt" style:text-underline-style="solid" style:text-underline-width="auto" style:text-underline-color="font-color" style:font-size-asian="12pt"/>
    </style:style>
    <style:style style:name="Balloon_20_Text_20_Char" style:display-name="Balloon Text Char" style:family="text" style:parent-style-name="Default_20_Paragraph_20_Font">
      <style:text-properties fo:color="#000000" style:font-name="Lucida Grande" fo:font-size="9pt" style:font-name-asian="ヒラギノ角ゴ Pro W3" style:font-size-asian="9pt" style:font-name-complex="Lucida Grande1" style:font-size-complex="9pt"/>
    </style:style>
    <style:style style:name="Header_20_Char" style:display-name="Header Char" style:family="text" style:parent-style-name="Default_20_Paragraph_20_Font">
      <style:text-properties fo:color="#000000" style:font-name="Lucida Grande" fo:font-size="12pt" style:font-name-asian="ヒラギノ角ゴ Pro W3" style:font-size-asian="12pt" style:font-size-complex="12pt"/>
    </style:style>
    <style:style style:name="Footer_20_Char" style:display-name="Footer Char" style:family="text" style:parent-style-name="Default_20_Paragraph_20_Font">
      <style:text-properties fo:color="#000000" style:font-name="Lucida Grande" fo:font-size="12pt" style:font-name-asian="ヒラギノ角ゴ Pro W3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Lucida Grande" fo:font-size="12pt" fo:font-weight="bold" style:font-size-asian="12pt" style:font-weight-asian="bold" style:font-size-complex="13pt" style:font-weight-complex="bold"/>
    </style:style>
    <style:style style:name="ListLabel_20_1" style:display-name="ListLabel 1" style:family="text">
      <style:text-properties style:text-position="0% 0%"/>
    </style:style>
    <style:style style:name="ListLabel_20_2" style:display-name="ListLabel 2" style:family="text">
      <style:text-properties fo:color="#000000" style:text-position="0% 0%" fo:font-size="12pt" style:font-name-asian="ヒラギノ角ゴ Pro W3" style:font-size-asian="12pt"/>
    </style:style>
    <style:style style:name="ListLabel_20_3" style:display-name="ListLabel 3" style:family="text">
      <style:text-properties fo:color="#000000" style:text-position="0% 0%" fo:font-size="12pt" style:font-size-asian="12pt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asian="Times New Roman1"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99cm" fo:margin-left="0.69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99cm" fo:text-indent="0.635cm" fo:margin-left="0.699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text:list-tab-stop-position="0.699cm" fo:text-indent="1.27cm" fo:margin-left="0.699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0.699cm" fo:text-indent="1.905cm" fo:margin-left="0.699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0.699cm" fo:text-indent="2.54cm" fo:margin-left="0.699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text:list-tab-stop-position="0.699cm" fo:text-indent="3.175cm" fo:margin-left="0.69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0.699cm" fo:text-indent="3.81cm" fo:margin-left="0.69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0.699cm" fo:text-indent="4.445cm" fo:margin-left="0.699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text:list-tab-stop-position="0.699cm" fo:text-indent="5.08cm" fo:margin-left="0.6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699cm" fo:margin-left="0.69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99cm" fo:text-indent="0.635cm" fo:margin-left="0.699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text:list-tab-stop-position="0.699cm" fo:text-indent="1.27cm" fo:margin-left="0.699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0.699cm" fo:text-indent="1.905cm" fo:margin-left="0.699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0.699cm" fo:text-indent="2.54cm" fo:margin-left="0.699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text:list-tab-stop-position="0.699cm" fo:text-indent="3.175cm" fo:margin-left="0.69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0.699cm" fo:text-indent="3.81cm" fo:margin-left="0.69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0.699cm" fo:text-indent="4.445cm" fo:margin-left="0.699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text:list-tab-stop-position="0.699cm" fo:text-indent="5.08cm" fo:margin-left="0.6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Wingdings"/>
      </text:list-level-style-bullet>
      <text:list-level-style-bullet text:level="4" text:style-name="ListLabel_20_2" style:num-suffix="·" text:bullet-char="·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fo:font-family="'Lucida Grande'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6.35cm" fo:margin-left="0.6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635cm" fo:text-indent="7.62cm" fo:margin-left="0.635cm"/>
        </style:list-level-properties>
        <style:text-properties style:font-name="Wingdings"/>
      </text:list-level-style-bullet>
      <text:list-level-style-bullet text:level="7" text:style-name="ListLabel_20_2" style:num-suffix="·" text:bullet-char="·">
        <style:list-level-properties text:list-level-position-and-space-mode="label-alignment">
          <style:list-level-label-alignment text:label-followed-by="listtab" text:list-tab-stop-position="0.635cm" fo:text-indent="8.89cm" fo:margin-left="0.635cm"/>
        </style:list-level-properties>
        <style:text-properties fo:font-family="'Lucida Grande'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10.16cm" fo:margin-left="0.63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635cm" fo:text-indent="11.43cm" fo:margin-left="0.6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bullet>
      <text:list-level-style-bullet text:level="4" text:style-name="ListLabel_20_3" style:num-suffix="·" text:bullet-char="·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635cm" fo:text-indent="6.35cm" fo:margin-left="0.635cm"/>
        </style:list-level-properties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7.62cm" fo:margin-left="0.635cm"/>
        </style:list-level-properties>
      </text:list-level-style-bullet>
      <text:list-level-style-bullet text:level="7" text:style-name="ListLabel_20_3" style:num-suffix="·" text:bullet-char="·">
        <style:list-level-properties text:list-level-position-and-space-mode="label-alignment">
          <style:list-level-label-alignment text:label-followed-by="listtab" text:list-tab-stop-position="0.635cm" fo:text-indent="8.89cm" fo:margin-left="0.635cm"/>
        </style:list-level-properties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635cm" fo:text-indent="10.16cm" fo:margin-left="0.635cm"/>
        </style:list-level-properties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11.43cm" fo:margin-left="0.6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 text:start-value="10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95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2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9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76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3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0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57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6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06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09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7.4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1.5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9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4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_26__20_Footer_20_A">
      <style:paragraph-properties fo:text-align="center" style:justify-single-word="false">
        <style:tab-stops>
          <style:tab-stop style:position="16.475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7cm" fo:margin-bottom="1.524cm" fo:margin-left="1.588cm" fo:margin-right="1.429cm" style:shadow="none" fo:background-color="transparent" style:writing-mode="lr-tb" style:layout-grid-color="#c0c0c0" style:layout-grid-lines="43" style:layout-grid-base-height="0.423cm" style:layout-grid-ruby-height="0.15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j Das</meta:initial-creator>
    <meta:editing-cycles>82</meta:editing-cycles>
    <meta:print-date>2011-08-25T17:58:00</meta:print-date>
    <meta:creation-date>2011-10-05T20:20:00</meta:creation-date>
    <dc:date>2013-04-03T13:52:20.41</dc:date>
    <meta:editing-duration>PT11M24S</meta:editing-duration>
    <meta:generator>OpenOffice.org/3.3$Win32 OpenOffice.org_project/330m20$Build-9567</meta:generator>
    <meta:document-statistic meta:table-count="0" meta:image-count="0" meta:object-count="0" meta:page-count="4" meta:paragraph-count="141" meta:word-count="641" meta:character-count="7985"/>
    <meta:user-defined meta:name="AppVersion">14.0000</meta:user-defined>
    <meta:user-defined meta:name="Company">uloop.com</meta:user-defined>
    <meta:user-defined meta:name="ContentTypeId">0x0101000C0AA65B93E28740ADBC3831F31D27F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